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SBSymbol" svg:font-family="LSBSymbol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>
      <style:graphic-properties draw:stroke="none" svg:stroke-color="#000000" draw:fill="none" draw:fill-color="#ffffff" draw:auto-grow-height="true" draw:auto-grow-width="false" fo:max-height="0cm" fo:min-height="6.574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>
        <style:tab-stops>
          <style:tab-stop style:position="19.05cm" style:type="right"/>
        </style:tab-stops>
      </style:paragraph-properties>
      <style:text-properties fo:color="#ffffff" style:font-name="Segoe UI Semibold1" fo:font-size="28pt" fo:text-shadow="1pt 1pt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Segoe UI" fo:font-size="28pt" fo:font-style="normal" fo:text-shadow="none" style:text-underline-style="solid" style:text-underline-width="auto" style:text-underline-color="font-color" fo:font-weight="bold" style:letter-kerning="true" style:font-name-asian="Segoe UI1" style:font-size-asian="28pt" style:font-style-asian="normal" style:font-weight-asian="bold" style:font-name-complex="Segoe UI1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font-style="italic" fo:text-shadow="none" style:text-underline-style="none" fo:font-weight="bold" style:letter-kerning="true" style:font-name-asian="LSBSymbol" style:font-size-asian="32pt" style:font-style-asian="italic" style:font-weight-asian="bold" style:font-name-complex="LSBSymbol1" style:font-size-complex="3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font-style="normal" fo:text-shadow="none" style:text-underline-style="none" fo:font-weight="bold" style:letter-kerning="true" style:font-name-asian="LSBSymbol" style:font-size-asian="32pt" style:font-style-asian="normal" style:font-weight-asian="bold" style:font-name-complex="LSBSymbol1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font-style="italic" fo:text-shadow="none" style:text-underline-style="none" fo:font-weight="bold" style:letter-kerning="true" style:font-name-asian="Segoe UI1" style:font-size-asian="32pt" style:font-style-asian="italic" style:font-weight-asian="bold" style:font-name-complex="Segoe UI1" style:font-size-complex="32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e181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Segoe UI1" style:font-size-asian="32pt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font-style="normal" fo:text-shadow="none" style:text-underline-style="none" fo:font-weight="bold" style:letter-kerning="true" style:font-name-asian="LSBSymbol" style:font-size-asian="36pt" style:font-style-asian="normal" style:font-weight-asian="bold" style:font-name-complex="LSBSymbol1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1" style:font-size-asian="36pt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848cm" svg:height="6.824cm" svg:x="1.568cm" svg:y="0.508cm">
          <draw:text-box>
            <text:p text:style-name="P1"><text:span text:style-name="T1">INVOCATION</text:span></text:p>
            <text:p><text:span text:style-name="T2">P:</text:span><text:span text:style-name="T3"> </text:span><text:span text:style-name="T4">In the name of the Father and of the </text:span><text:span text:style-name="T5">+</text:span><text:span text:style-name="T2"> </text:span><text:span text:style-name="T4">Son </text:span></text:p>
            <text:p><text:span text:style-name="T4"><text:s text:c="4"/></text:span><text:span text:style-name="T4">and of the Holy Spirit.</text:span></text:p>
            <text:p><text:span text:style-name="T6">C: </text:span><text:span text:style-name="T7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SBSymbol" svg:font-family="LSBSymbol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orship_25_20basic-background" style:display-name="worship%20basic-background" style:family="presentation">
      <style:graphic-properties draw:stroke="none" draw:fill="bitmap" draw:fill-image-name="background" style:repeat="stretch"/>
      <style:text-properties style:letter-kerning="true"/>
    </style:style>
    <style:style style:name="worship_25_20basic-backgroundobjects" style:display-name="worship%20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orship_25_20basic-notes" style:display-name="worship%20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orship_25_20basic-outline1" style:display-name="worship%20basic-outline1" style:family="presentation">
      <style:graphic-properties draw:stroke="none" draw:fill="none" draw:auto-grow-height="false" draw:fit-to-size="shrink-to-fit" style:shrink-to-fit="true">
        <text:list-style style:name="worship_25_20basic-outline1" style:display-name="worship%20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outline2" style:display-name="worship%20basic-outline2" style:family="presentation" style:parent-style-name="worship_25_20basic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orship_25_20basic-outline3" style:display-name="worship%20basic-outline3" style:family="presentation" style:parent-style-name="worship_25_20basic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orship_25_20basic-outline4" style:display-name="worship%20basic-outline4" style:family="presentation" style:parent-style-name="worship_25_20basic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orship_25_20basic-outline5" style:display-name="worship%20basic-outline5" style:family="presentation" style:parent-style-name="worship_25_20basic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6" style:display-name="worship%20basic-outline6" style:family="presentation" style:parent-style-name="worship_25_20basic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7" style:display-name="worship%20basic-outline7" style:family="presentation" style:parent-style-name="worship_25_20basic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8" style:display-name="worship%20basic-outline8" style:family="presentation" style:parent-style-name="worship_25_20basic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9" style:display-name="worship%20basic-outline9" style:family="presentation" style:parent-style-name="worship_25_20basic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subtitle" style:display-name="worship%20basic-subtitle" style:family="presentation">
      <style:graphic-properties draw:stroke="none" draw:fill="none" draw:textarea-vertical-align="middle">
        <text:list-style style:name="worship_25_20basic-subtitle" style:display-name="worship%20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title" style:display-name="worship%20basic-title" style:family="presentation">
      <style:graphic-properties draw:stroke="none" draw:fill="none" draw:textarea-vertical-align="middle">
        <text:list-style style:name="worship_25_20basic-title" style:display-name="worship%20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worship_25_20basic-backgroundobjects">
      <style:graphic-properties draw:stroke="none" draw:fill="none" draw:fill-color="#ffffff" draw:auto-grow-height="false" fo:min-height="1.449cm"/>
    </style:style>
    <style:style style:name="Mpr8" style:family="presentation" style:parent-style-name="worship_25_20basic-backgroundobjects">
      <style:graphic-properties draw:stroke="none" draw:fill="none" draw:fill-color="#ffffff" draw:auto-grow-height="false" fo:min-height="1.397cm"/>
    </style:style>
    <style:style style:name="Mpr9" style:family="presentation" style:parent-style-name="worship_25_20basic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orship_25_20basic" style:display-name="worship%20basic" style:page-layout-name="PM1" draw:style-name="Mdp2">
      <draw:frame presentation:style-name="worship_25_20basic-title" draw:layer="backgroundobjects" svg:width="25.199cm" svg:height="2.63cm" svg:x="1.4cm" svg:y="0.627cm" presentation:class="title" presentation:placeholder="true">
        <draw:text-box/>
      </draw:frame>
      <draw:frame presentation:style-name="worship_25_20basic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worship_25_20basic-title" draw:layer="backgroundobjects" svg:width="13.968cm" svg:height="10.476cm" svg:x="3.81cm" svg:y="2.123cm" presentation:class="page"/>
        <draw:frame presentation:style-name="worship_25_20basic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7T14:33:45.731000000</meta:creation-date>
    <dc:title>1030 Wt. Intro</dc:title>
    <meta:editing-duration>PT40M58S</meta:editing-duration>
    <meta:editing-cycles>69</meta:editing-cycles>
    <meta:generator>LibreOffice/6.1.3.2$Windows_X86_64 LibreOffice_project/86daf60bf00efa86ad547e59e09d6bb77c699acb</meta:generator>
    <dc:date>2019-01-29T21:30:29.667000000</dc:date>
    <meta:document-statistic meta:object-count="58"/>
  </office:meta>
</office:document-meta>
</file>